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/>
    <style:style style:name="T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7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1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1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12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3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4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15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6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17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1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19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1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2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25" style:parent-style-name="Textbody" style:family="paragraph"/>
    <style:style style:name="P26" style:parent-style-name="Standard" style:family="paragraph"/>
    <style:style style:name="T27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2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29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30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1" style:parent-style-name="DefaultParagraphFont" style:family="text">
      <style:text-properties style:font-name="Droid Sans Mono" fo:color="#DCDCAA" fo:font-size="10.5pt" style:font-size-asian="10.5pt" fo:background-color="#1F1F1F"/>
    </style:style>
    <style:style style:name="T3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3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3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5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36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37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38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39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0" style:parent-style-name="DefaultParagraphFont" style:family="text">
      <style:text-properties style:font-name="Droid Sans Mono" fo:color="#4EC9B0" fo:font-size="10.5pt" style:font-size-asian="10.5pt" fo:background-color="#1F1F1F"/>
    </style:style>
    <style:style style:name="T41" style:parent-style-name="DefaultParagraphFont" style:family="text">
      <style:text-properties style:font-name="Droid Sans Mono" fo:color="#D4D4D4" fo:font-size="10.5pt" style:font-size-asian="10.5pt" fo:background-color="#1F1F1F"/>
    </style:style>
    <style:style style:name="T42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3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4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5" style:parent-style-name="DefaultParagraphFont" style:family="text">
      <style:text-properties style:font-name="Droid Sans Mono" fo:color="#569CD6" fo:font-size="10.5pt" style:font-size-asian="10.5pt" fo:background-color="#1F1F1F"/>
    </style:style>
    <style:style style:name="T46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T47" style:parent-style-name="DefaultParagraphFont" style:family="text">
      <style:text-properties style:font-name="Droid Sans Mono" fo:color="#9CDCFE" fo:font-size="10.5pt" style:font-size-asian="10.5pt" fo:background-color="#1F1F1F"/>
    </style:style>
    <style:style style:name="T48" style:parent-style-name="DefaultParagraphFont" style:family="text">
      <style:text-properties style:font-name="Droid Sans Mono" fo:color="#CCCCCC" fo:font-size="10.5pt" style:font-size-asian="10.5pt" fo:background-color="#1F1F1F"/>
    </style:style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T53" style:parent-style-name="DefaultParagraphFont" style:family="text">
      <style:text-properties fo:font-style="italic" style:font-style-asian="italic" style:font-style-complex="italic"/>
    </style:style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Firmware notes rd 2</text:p>
      <text:p text:style-name="Textbody">Lighthouse_position_est.c</text:p>
      <text:list text:style-name="LFO1" text:continue-numbering="true">
        <text:list-item>
          <text:p text:style-name="P2"><text:span text:style-name="T3">static</text:span><text:span text:style-name="T4"><text:s/></text:span><text:span text:style-name="T5">void</text:span><text:span text:style-name="T6"><text:s/></text:span><text:span text:style-name="T7">estimatePositionSweeps</text:span><text:span text:style-name="T8">(</text:span><text:span text:style-name="T9">const</text:span><text:span text:style-name="T10"><text:s/></text:span><text:span text:style-name="T11">pulseProcessor_t</text:span><text:span text:style-name="T12">*</text:span><text:span text:style-name="T13"><text:s/></text:span><text:span text:style-name="T14">appState</text:span><text:span text:style-name="T15">,<text:s/></text:span><text:span text:style-name="T16">pulseProcessorResult_t</text:span><text:span text:style-name="T17">*</text:span><text:span text:style-name="T18"><text:s/></text:span><text:span text:style-name="T19">angles</text:span><text:span text:style-name="T20">,<text:s/></text:span><text:span text:style-name="T21">int</text:span><text:span text:style-name="T22"><text:s/></text:span><text:span text:style-name="T23">baseStation</text:span><text:span text:style-name="T24">)</text:span></text:p>
          <text:list text:continue-numbering="true">
            <text:list-item>
              <text:p text:style-name="P25">will call estimatePositionSweepsLh2 for us</text:p>
            </text:list-item>
          </text:list>
        </text:list-item>
        <text:list-item>
          <text:p text:style-name="P26"><text:span text:style-name="T27">static</text:span><text:span text:style-name="T28"><text:s/></text:span><text:span text:style-name="T29">void</text:span><text:span text:style-name="T30"><text:s/></text:span><text:span text:style-name="T31">estimatePositionSweepsLh2</text:span><text:span text:style-name="T32">(</text:span><text:span text:style-name="T33">const</text:span><text:span text:style-name="T34"><text:s/></text:span><text:span text:style-name="T35">pulseProcessor_t</text:span><text:span text:style-name="T36">*</text:span><text:span text:style-name="T37"><text:s/></text:span><text:span text:style-name="T38">appState</text:span><text:span text:style-name="T39">,<text:s/></text:span><text:span text:style-name="T40">pulseProcessorResult_t</text:span><text:span text:style-name="T41">*</text:span><text:span text:style-name="T42"><text:s/></text:span><text:span text:style-name="T43">angles</text:span><text:span text:style-name="T44">,<text:s/></text:span><text:span text:style-name="T45">int</text:span><text:span text:style-name="T46"><text:s/></text:span><text:span text:style-name="T47">baseStation</text:span><text:span text:style-name="T48">) {</text:span></text:p>
          <text:list text:continue-numbering="true">
            <text:list-item>
              <text:p text:style-name="P49">Assigns bsCalib</text:p>
              <text:list text:continue-numbering="true">
                <text:list-item>
                  <text:p text:style-name="P50">bsGeometry is an object<text:s/></text:p>
                </text:list-item>
              </text:list>
            </text:list-item>
            <text:list-item>
              <text:p text:style-name="P51">creates a varaible newData field (lighthouseCalibration_t type pointer), which changes the pulseProcessor_t</text:p>
              <text:list text:continue-numbering="true">
                <text:list-item>
                  <text:p text:style-name="P52">lighthouseCalibration_t type is defined within:<text:s/><text:span text:style-name="T53">src/</text:span>utils/interface/lighthouse/lighthouse_types.h</text:p>
                  <text:list text:continue-numbering="true">
                    <text:list-item>
                      <text:p text:style-name="P54">This thing stores2 2 lighthouseCalibrationSweep_t which is a phase, tilt, curve, gibmag, gibphase, ogeemag, ogeephase, along with a uid (uint32_t), and a valid field (boolean).</text:p>
                    </text:list-item>
                  </text:list>
                </text:list-item>
              </text:list>
            </text:list-item>
            <text:list-item>
              <text:p text:style-name="P55">Operation steps:</text:p>
              <text:list text:continue-numbering="true">
                <text:list-item>
                  <text:p text:style-name="P56">Creates a new sweepAngleMeasurement_t instance, and passes addresses variables from the appState</text:p>
                  <text:list text:continue-numbering="true">
                    <text:list-item>
                      <text:p text:style-name="P57">Creates rotation matrices as well. It’d be a good idea to debug this, and print out what the rotation matrices look like at a given measurement.<text:s/></text:p>
                    </text:list-item>
                    <text:list-item>
                      <text:p text:style-name="P58">This is then passed in information from the appState, angles, and basestation passed in at function beginning.<text:s/></text:p>
                    </text:list-item>
                  </text:list>
                </text:list-item>
                <text:list-item>
                  <text:p text:style-name="P59">Creates a new measurement (pulseProcessorSensorMeasurement_t instance), and passes in angles measurements.<text:s/></text:p>
                </text:list-item>
              </text:list>
            </text:list-item>
          </text:list>
        </text:list-item>
      </text:list>
      <text:p text:style-name="Textbody"/>
      <text:p text:style-name="Textbody">How do I add in new parameter groups? It’d be nice to debug different stuff</text:p>
      <text:h text:style-name="Heading1" text:outline-level="1"/>
      <text:h text:style-name="Heading1" text:outline-level="1">Changing Sensor Position</text:h>
      <text:p text:style-name="Textbody">src/modules/src/lighthouse/lighthouse_position_est.c</text:p>
      <text:list text:style-name="LFO2" text:continue-numbering="true">
        <text:list-item>
          <text:p text:style-name="P60">multiply all SENSOR_POS_W by -1 to flip it upside down.</text:p>
        </text:list-item>
      </text:list>
      <text:p text:style-name="Textbody"/>
      <text:h text:style-name="Heading1" text:outline-level="1"/>
      <text:h text:style-name="Heading1" text:outline-level="1">Tests Run</text:h>
      <text:h text:style-name="Heading3" text:outline-level="3">No changes to firmware</text:h>
      <text:p text:style-name="P61">Estimate position sweeps LH2 (performed at line 334 in lighthoue_position_est.c)</text:p>
      <text:p text:style-name="Standard">sweepInfo.rotorRot[0]0: -0.104769</text:p>
      <text:p text:style-name="Standard">1: -0.762651</text:p>
      <text:p text:style-name="Standard">2: -0.638268</text:p>
      <text:p text:style-name="Standard">[1]0: 0.0</text:p>
      <text:p text:style-name="Standard">1: 0.721370</text:p>
      <text:p text:style-name="Standard">2: -0.216500</text:p>
      <text:p text:style-name="Standard">[2]0: -0.423685</text:p>
      <text:p text:style-name="Standard">1: 0.879555</text:p>
      <text:p text:style-name="Standard">2: 0.0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ll Graham</meta:initial-creator>
    <dc:creator>Will Graham</dc:creator>
    <meta:creation-date>2023-05-12T02:09:00Z</meta:creation-date>
    <dc:date>2023-05-12T18:25:00Z</dc:date>
    <meta:template xlink:href="Normal.dotm" xlink:type="simple"/>
    <meta:editing-cycles>5</meta:editing-cycles>
    <meta:editing-duration>PT50820S</meta:editing-duration>
    <meta:document-statistic meta:page-count="2" meta:paragraph-count="3" meta:word-count="252" meta:character-count="1691" meta:row-count="12" meta:non-whitespace-character-count="1442"/>
  </office:meta>
</office:document-meta>
</file>